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9202">
            <text:p>91.920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94.16">
            <text:p>94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3439">
            <text:p>95.343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5.7889">
            <text:p>95.7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2333">
            <text:p>95.233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8133">
            <text:p>95.81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3219">
            <text:p>95.321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136">
            <text:p>96.9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1776">
            <text:p>96.177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4.21">
            <text:p>94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7531">
            <text:p>95.7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29">
            <text:p>96.42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0615">
            <text:p>97.061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5.7315">
            <text:p>95.731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3.9261">
            <text:p>93.9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8513">
            <text:p>95.85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3.5205">
            <text:p>93.520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5.6265">
            <text:p>95.626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.576">
            <text:p>96.57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136">
            <text:p>96.913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3125">
            <text:p>96.3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1.26">
            <text:p>91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3.8467">
            <text:p>93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625">
            <text:p>96.26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4.8205">
            <text:p>94.820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5.4154">
            <text:p>95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7333">
            <text:p>98.7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9069">
            <text:p>94.90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5327">
            <text:p>95.532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263">
            <text:p>96.5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4.7556">
            <text:p>94.7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114">
            <text:p>96.3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1574">
            <text:p>95.157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625">
            <text:p>96.0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857">
            <text:p>95.8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6925">
            <text:p>95.692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6.1606">
            <text:p>96.1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5133">
            <text:p>96.51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2301">
            <text:p>95.230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4.7796">
            <text:p>94.779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6.8539">
            <text:p>96.8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0463">
            <text:p>96.046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4.52">
            <text:p>94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9">
            <text:p>97.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3714">
            <text:p>96.3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875">
            <text:p>96.2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22">
            <text:p>94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569">
            <text:p>96.55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6.4483">
            <text:p>96.448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1">
            <text:p>95.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3632">
            <text:p>96.363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4.14">
            <text:p>94.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3209">
            <text:p>95.320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.1525">
            <text:p>96.152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6.1417">
            <text:p>96.1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5687">
            <text:p>95.568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.1685">
            <text:p>97.168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306">
            <text:p>96.30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5096">
            <text:p>95.509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36">
            <text:p>97.6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5">
            <text:p>95.6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3.3417">
            <text:p>93.3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1424">
            <text:p>96.14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3565">
            <text:p>96.356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12">
            <text:p>98.4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303">
            <text:p>96.1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383">
            <text:p>96.03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38">
            <text:p>97.3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2044">
            <text:p>95.20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353">
            <text:p>96.53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.6182">
            <text:p>94.6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4.1677">
            <text:p>94.16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8077">
            <text:p>95.807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13">
            <text:p>96.41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7827">
            <text:p>96.782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4582">
            <text:p>95.458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5122">
            <text:p>96.512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3334">
            <text:p>95.33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06">
            <text:p>96.0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2645">
            <text:p>96.264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3388">
            <text:p>95.338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84">
            <text:p>96.3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19">
            <text:p>97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139">
            <text:p>95.51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0119">
            <text:p>97.01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6756">
            <text:p>95.675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6.0015">
            <text:p>96.001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.5872">
            <text:p>95.587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4886">
            <text:p>97.4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2745">
            <text:p>96.274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0745">
            <text:p>95.074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13">
            <text:p>98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445">
            <text:p>96.6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105">
            <text:p>97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3677">
            <text:p>95.36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7388">
            <text:p>95.738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8111">
            <text:p>95.8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3385">
            <text:p>95.3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211">
            <text:p>95.52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7511">
            <text:p>95.75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2581">
            <text:p>96.2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077">
            <text:p>96.507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8458">
            <text:p>95.845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2079">
            <text:p>95.207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451">
            <text:p>96.445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329">
            <text:p>96.232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7.1618">
            <text:p>97.16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2659">
            <text:p>95.26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9613">
            <text:p>96.961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4556">
            <text:p>95.4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4">
            <text:p>95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0439">
            <text:p>95.043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2493">
            <text:p>95.249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5.5316">
            <text:p>95.53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64">
            <text:p>96.7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031">
            <text:p>97.10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7297">
            <text:p>95.729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3.4039">
            <text:p>93.4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5595">
            <text:p>96.559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9486">
            <text:p>95.948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5.1552">
            <text:p>95.155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.2951">
            <text:p>95.295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8708">
            <text:p>95.870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595">
            <text:p>96.559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435">
            <text:p>95.943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887">
            <text:p>95.98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217">
            <text:p>96.12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5">
            <text:p>95.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018">
            <text:p>95.801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46">
            <text:p>97.3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3.8615">
            <text:p>93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905">
            <text:p>96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612">
            <text:p>96.76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706">
            <text:p>96.270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4769">
            <text:p>96.476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833">
            <text:p>97.3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096">
            <text:p>96.30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7506">
            <text:p>95.750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.2418">
            <text:p>96.24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5833">
            <text:p>96.583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457">
            <text:p>96.94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3919">
            <text:p>95.3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384">
            <text:p>96.3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8741">
            <text:p>95.8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815">
            <text:p>95.8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8445">
            <text:p>95.8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571">
            <text:p>95.85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813">
            <text:p>96.881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3177">
            <text:p>96.3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8914">
            <text:p>95.89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0607">
            <text:p>96.060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569">
            <text:p>95.656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7">
            <text:p>95.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322">
            <text:p>95.9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464">
            <text:p>95.246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4.734">
            <text:p>94.73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5.0417">
            <text:p>95.0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4933">
            <text:p>94.49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4032">
            <text:p>96.40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536">
            <text:p>97.4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444">
            <text:p>95.8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7371">
            <text:p>94.737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0053">
            <text:p>96.00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25">
            <text:p>96.32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368">
            <text:p>96.536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7419">
            <text:p>95.741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5.8593">
            <text:p>95.8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981">
            <text:p>96.198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9222">
            <text:p>95.9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9646">
            <text:p>95.964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5.4935">
            <text:p>95.49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3062">
            <text:p>96.30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3.1">
            <text:p>93.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9648">
            <text:p>94.964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8878">
            <text:p>95.887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7222">
            <text:p>94.7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57">
            <text:p>95.5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531">
            <text:p>96.053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939">
            <text:p>97.09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.625">
            <text:p>95.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12">
            <text:p>96.1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1375">
            <text:p>97.1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1252">
            <text:p>96.125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218">
            <text:p>96.721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55">
            <text:p>96.5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9173">
            <text:p>96.91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626">
            <text:p>96.6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278">
            <text:p>96.27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5.9516">
            <text:p>95.9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0635">
            <text:p>96.063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4.404">
            <text:p>94.4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556">
            <text:p>97.3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6615">
            <text:p>95.66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4.9526">
            <text:p>94.952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242">
            <text:p>96.124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2286">
            <text:p>96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2667">
            <text:p>96.26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1372">
            <text:p>96.137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8101">
            <text:p>95.810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786">
            <text:p>96.9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28">
            <text:p>95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2512">
            <text:p>95.251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44">
            <text:p>97.4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6581">
            <text:p>95.6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4.8304">
            <text:p>94.8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08">
            <text:p>97.2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8643">
            <text:p>94.8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7633">
            <text:p>95.763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8952">
            <text:p>95.89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1441">
            <text:p>97.14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.5667">
            <text:p>92.5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614">
            <text:p>96.561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115">
            <text:p>96.51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882">
            <text:p>97.3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.9475">
            <text:p>94.94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62">
            <text:p>96.6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028">
            <text:p>96.70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4051">
            <text:p>95.405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2">
            <text:p>96.41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.5118">
            <text:p>94.5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4815">
            <text:p>95.481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2026">
            <text:p>96.202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4.6273">
            <text:p>94.627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4091">
            <text:p>96.409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5.5837">
            <text:p>95.583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8.2714">
            <text:p>98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522">
            <text:p>97.8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161">
            <text:p>96.616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3.24">
            <text:p>93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066">
            <text:p>96.40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5409">
            <text:p>95.540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02">
            <text:p>96.10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075">
            <text:p>95.0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88">
            <text:p>96.4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.56">
            <text:p>94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8533">
            <text:p>95.85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7091">
            <text:p>95.70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578">
            <text:p>95.857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5.5123">
            <text:p>95.51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.225">
            <text:p>95.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0941">
            <text:p>95.0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3523">
            <text:p>95.352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273">
            <text:p>96.4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9429">
            <text:p>94.9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8444">
            <text:p>95.8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0227">
            <text:p>96.0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689">
            <text:p>96.68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5.662">
            <text:p>95.66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6.015">
            <text:p>96.0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.9378">
            <text:p>95.937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3667">
            <text:p>96.3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8588">
            <text:p>95.858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1135">
            <text:p>95.113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6.3732">
            <text:p>96.373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5.3952">
            <text:p>95.39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6077">
            <text:p>95.607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6849">
            <text:p>97.6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7828">
            <text:p>97.7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3214">
            <text:p>96.32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.2883">
            <text:p>93.28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6373">
            <text:p>95.637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52">
            <text:p>97.1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8423">
            <text:p>94.8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4.6">
            <text:p>94.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442">
            <text:p>96.84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5447">
            <text:p>95.544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604">
            <text:p>97.6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245">
            <text:p>95.424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586">
            <text:p>96.75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951">
            <text:p>95.995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8886">
            <text:p>96.8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935">
            <text:p>96.593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6.1204">
            <text:p>96.120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7586">
            <text:p>95.758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9556">
            <text:p>95.9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025">
            <text:p>95.0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852">
            <text:p>96.585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2413">
            <text:p>97.24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0378">
            <text:p>96.03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6558">
            <text:p>96.655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913">
            <text:p>96.9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543">
            <text:p>98.05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055">
            <text:p>96.005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1173">
            <text:p>96.1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4693">
            <text:p>95.46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5949">
            <text:p>95.594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4.446">
            <text:p>94.44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2904">
            <text:p>96.290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5.6084">
            <text:p>95.608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728">
            <text:p>97.97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7638">
            <text:p>95.76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725">
            <text:p>95.72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8567">
            <text:p>96.8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.5179">
            <text:p>94.51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3357">
            <text:p>96.335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479">
            <text:p>95.47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624">
            <text:p>95.6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078">
            <text:p>96.207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5.075">
            <text:p>95.0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6222">
            <text:p>96.622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4.784">
            <text:p>94.7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162">
            <text:p>96.81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4.8299">
            <text:p>94.8299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5.3722">
            <text:p>95.3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0083">
            <text:p>95.0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SUM([.A1:.A500])/500" office:value-type="float" office:value="96.5920678">
            <text:p>96.5920678</text:p>
          </table:table-cell>
          <table:table-cell table:formula="of:=SUM([.B1:.B500])/500" office:value-type="float" office:value="35.964">
            <text:p>35.9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20:23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